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0.ds_combo1.idays60.odays1</text:p>
          </table:table-cell>
          <table:table-cell office:value-type="float" office:value="0.00856060348451138" calcext:value-type="float">
            <text:p>0.0085606034845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]/[.H2]" office:value-type="float" office:value="0.0287081339712919" calcext:value-type="float">
            <text:p>0.028708133971292</text:p>
          </table:table-cell>
          <table:table-cell table:formula="of:=[.E2]*[.I2]" office:value-type="float" office:value="0.00024575895170846" calcext:value-type="float">
            <text:p>0.000245758951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0.ds_combo2.idays30.odays1</text:p>
          </table:table-cell>
          <table:table-cell office:value-type="float" office:value="0.00281390873715282" calcext:value-type="float">
            <text:p>0.002813908737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]/[.H3]" office:value-type="float" office:value="0.00478468899521531" calcext:value-type="float">
            <text:p>0.004784688995215</text:p>
          </table:table-cell>
          <table:table-cell table:formula="of:=[.E3]*[.I3]" office:value-type="float" office:value="0.0000134636781681953" calcext:value-type="float">
            <text:p>1.34636781681953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0.ds_combo3.idays60.odays1</text:p>
          </table:table-cell>
          <table:table-cell office:value-type="float" office:value="0.0147358570247889" calcext:value-type="float">
            <text:p>0.0147358570247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]/[.H4]" office:value-type="float" office:value="0.0287081339712919" calcext:value-type="float">
            <text:p>0.028708133971292</text:p>
          </table:table-cell>
          <table:table-cell table:formula="of:=[.E4]*[.I4]" office:value-type="float" office:value="0.000423038957649441" calcext:value-type="float">
            <text:p>0.000423038957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0.ds_combo4.idays60.odays1</text:p>
          </table:table-cell>
          <table:table-cell office:value-type="float" office:value="0.030788728967309" calcext:value-type="float">
            <text:p>0.0307887289673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]/[.H5]" office:value-type="float" office:value="0.00956937799043062" calcext:value-type="float">
            <text:p>0.009569377990431</text:p>
          </table:table-cell>
          <table:table-cell table:formula="of:=[.E5]*[.I5]" office:value-type="float" office:value="0.0002946289853331" calcext:value-type="float">
            <text:p>0.000294628985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.ds_combo1.idays30.odays1</text:p>
          </table:table-cell>
          <table:table-cell office:value-type="float" office:value="0.00809682160615921" calcext:value-type="float">
            <text:p>0.0080968216061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6]/[.H6]" office:value-type="float" office:value="0.0287081339712919" calcext:value-type="float">
            <text:p>0.028708133971292</text:p>
          </table:table-cell>
          <table:table-cell table:formula="of:=[.E6]*[.I6]" office:value-type="float" office:value="0.000232444639411269" calcext:value-type="float">
            <text:p>0.000232444639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.ds_combo2.idays30.odays1</text:p>
          </table:table-cell>
          <table:table-cell office:value-type="float" office:value="0.000537885527592152" calcext:value-type="float">
            <text:p>0.000537885527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7]/[.H7]" office:value-type="float" office:value="0.00478468899521531" calcext:value-type="float">
            <text:p>0.004784688995215</text:p>
          </table:table-cell>
          <table:table-cell table:formula="of:=[.E7]*[.I7]" office:value-type="float" office:value="0.00000257361496455575" calcext:value-type="float">
            <text:p>2.57361496455575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.ds_combo3.idays30.odays1</text:p>
          </table:table-cell>
          <table:table-cell office:value-type="float" office:value="0.0150065245106816" calcext:value-type="float">
            <text:p>0.0150065245106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8]/[.H8]" office:value-type="float" office:value="0.0287081339712919" calcext:value-type="float">
            <text:p>0.028708133971292</text:p>
          </table:table-cell>
          <table:table-cell table:formula="of:=[.E8]*[.I8]" office:value-type="float" office:value="0.000430809316096123" calcext:value-type="float">
            <text:p>0.000430809316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.ds_combo4.idays60.odays1</text:p>
          </table:table-cell>
          <table:table-cell office:value-type="float" office:value="0.0309789665043354" calcext:value-type="float">
            <text:p>0.0309789665043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9]/[.H9]" office:value-type="float" office:value="0.00956937799043062" calcext:value-type="float">
            <text:p>0.009569377990431</text:p>
          </table:table-cell>
          <table:table-cell table:formula="of:=[.E9]*[.I9]" office:value-type="float" office:value="0.000296449440232875" calcext:value-type="float">
            <text:p>0.000296449440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2.ds_combo1.idays30.odays1</text:p>
          </table:table-cell>
          <table:table-cell office:value-type="float" office:value="0.00792976468801498" calcext:value-type="float">
            <text:p>0.0079297646880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0]/[.H10]" office:value-type="float" office:value="0.0287081339712919" calcext:value-type="float">
            <text:p>0.028708133971292</text:p>
          </table:table-cell>
          <table:table-cell table:formula="of:=[.E10]*[.I10]" office:value-type="float" office:value="0.000227648747024354" calcext:value-type="float">
            <text:p>0.0002276487470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2.ds_combo2.idays60.odays1</text:p>
          </table:table-cell>
          <table:table-cell office:value-type="float" office:value="0.0038114998023957" calcext:value-type="float">
            <text:p>0.003811499802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1]/[.H11]" office:value-type="float" office:value="0.00478468899521531" calcext:value-type="float">
            <text:p>0.004784688995215</text:p>
          </table:table-cell>
          <table:table-cell table:formula="of:=[.E11]*[.I11]" office:value-type="float" office:value="0.000018236841159788" calcext:value-type="float">
            <text:p>1.8236841159788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2.ds_combo3.idays30.odays1</text:p>
          </table:table-cell>
          <table:table-cell office:value-type="float" office:value="0.0116926496848464" calcext:value-type="float">
            <text:p>0.0116926496848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2]/[.H12]" office:value-type="float" office:value="0.0287081339712919" calcext:value-type="float">
            <text:p>0.028708133971292</text:p>
          </table:table-cell>
          <table:table-cell table:formula="of:=[.E12]*[.I12]" office:value-type="float" office:value="0.000335674153631954" calcext:value-type="float">
            <text:p>0.000335674153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2.ds_combo4.idays30.odays1</text:p>
          </table:table-cell>
          <table:table-cell office:value-type="float" office:value="0.0228584837168455" calcext:value-type="float">
            <text:p>0.0228584837168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13]/[.H13]" office:value-type="float" office:value="0.00956937799043062" calcext:value-type="float">
            <text:p>0.009569377990431</text:p>
          </table:table-cell>
          <table:table-cell table:formula="of:=[.E13]*[.I13]" office:value-type="float" office:value="0.000218741470974598" calcext:value-type="float">
            <text:p>0.000218741470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3.ds_combo1.idays60.odays1</text:p>
          </table:table-cell>
          <table:table-cell office:value-type="float" office:value="0.00805139727890492" calcext:value-type="float">
            <text:p>0.008051397278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4]/[.H14]" office:value-type="float" office:value="0.0287081339712919" calcext:value-type="float">
            <text:p>0.028708133971292</text:p>
          </table:table-cell>
          <table:table-cell table:formula="of:=[.E14]*[.I14]" office:value-type="float" office:value="0.000231140591738897" calcext:value-type="float">
            <text:p>0.000231140591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3.ds_combo2.idays60.odays1</text:p>
          </table:table-cell>
          <table:table-cell office:value-type="float" office:value="0.000826450355816633" calcext:value-type="float">
            <text:p>0.000826450355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5]/[.H15]" office:value-type="float" office:value="0.00478468899521531" calcext:value-type="float">
            <text:p>0.004784688995215</text:p>
          </table:table-cell>
          <table:table-cell table:formula="of:=[.E15]*[.I15]" office:value-type="float" office:value="0.00000395430792256762" calcext:value-type="float">
            <text:p>3.95430792256762E-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3.ds_combo3.idays30.odays1</text:p>
          </table:table-cell>
          <table:table-cell office:value-type="float" office:value="0.0123774223029614" calcext:value-type="float">
            <text:p>0.0123774223029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6]/[.H16]" office:value-type="float" office:value="0.0287081339712919" calcext:value-type="float">
            <text:p>0.028708133971292</text:p>
          </table:table-cell>
          <table:table-cell table:formula="of:=[.E16]*[.I16]" office:value-type="float" office:value="0.00035533269769267" calcext:value-type="float">
            <text:p>0.000355332697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3.ds_combo4.idays30.odays7</text:p>
          </table:table-cell>
          <table:table-cell office:value-type="float" office:value="0.0264969673007727" calcext:value-type="float">
            <text:p>0.026496967300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17]/[.H17]" office:value-type="float" office:value="0.00956937799043062" calcext:value-type="float">
            <text:p>0.009569377990431</text:p>
          </table:table-cell>
          <table:table-cell table:formula="of:=[.E17]*[.I17]" office:value-type="float" office:value="0.000253559495701174" calcext:value-type="float">
            <text:p>0.000253559495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4.ds_combo1.idays60.odays1</text:p>
          </table:table-cell>
          <table:table-cell office:value-type="float" office:value="0.00689026154577732" calcext:value-type="float">
            <text:p>0.0068902615457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8]/[.H18]" office:value-type="float" office:value="0.0287081339712919" calcext:value-type="float">
            <text:p>0.028708133971292</text:p>
          </table:table-cell>
          <table:table-cell table:formula="of:=[.E18]*[.I18]" office:value-type="float" office:value="0.000197806551553416" calcext:value-type="float">
            <text:p>0.000197806551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4.ds_combo2.idays60.odays1</text:p>
          </table:table-cell>
          <table:table-cell office:value-type="float" office:value="0.00221047177910805" calcext:value-type="float">
            <text:p>0.002210471779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9]/[.H19]" office:value-type="float" office:value="0.00478468899521531" calcext:value-type="float">
            <text:p>0.004784688995215</text:p>
          </table:table-cell>
          <table:table-cell table:formula="of:=[.E19]*[.I19]" office:value-type="float" office:value="0.0000105764199957323" calcext:value-type="float">
            <text:p>1.05764199957323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4.ds_combo3.idays60.odays1</text:p>
          </table:table-cell>
          <table:table-cell office:value-type="float" office:value="0.012174897827208" calcext:value-type="float">
            <text:p>0.0121748978272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0]/[.H20]" office:value-type="float" office:value="0.0287081339712919" calcext:value-type="float">
            <text:p>0.028708133971292</text:p>
          </table:table-cell>
          <table:table-cell table:formula="of:=[.E20]*[.I20]" office:value-type="float" office:value="0.000349518597910279" calcext:value-type="float">
            <text:p>0.000349518597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4.ds_combo4.idays30.odays1</text:p>
          </table:table-cell>
          <table:table-cell office:value-type="float" office:value="0.0382086634635925" calcext:value-type="float">
            <text:p>0.0382086634635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21]/[.H21]" office:value-type="float" office:value="0.00956937799043062" calcext:value-type="float">
            <text:p>0.009569377990431</text:p>
          </table:table-cell>
          <table:table-cell table:formula="of:=[.E21]*[.I21]" office:value-type="float" office:value="0.000365633143192273" calcext:value-type="float">
            <text:p>0.000365633143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5.ds_combo1.idays60.odays1</text:p>
          </table:table-cell>
          <table:table-cell office:value-type="float" office:value="0.00938604585826397" calcext:value-type="float">
            <text:p>0.0093860458582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2]/[.H22]" office:value-type="float" office:value="0.0287081339712919" calcext:value-type="float">
            <text:p>0.028708133971292</text:p>
          </table:table-cell>
          <table:table-cell table:formula="of:=[.E22]*[.I22]" office:value-type="float" office:value="0.000269455861959731" calcext:value-type="float">
            <text:p>0.00026945586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5.ds_combo2.idays60.odays1</text:p>
          </table:table-cell>
          <table:table-cell office:value-type="float" office:value="0.0017219022847712" calcext:value-type="float">
            <text:p>0.0017219022847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3]/[.H23]" office:value-type="float" office:value="0.00478468899521531" calcext:value-type="float">
            <text:p>0.004784688995215</text:p>
          </table:table-cell>
          <table:table-cell table:formula="of:=[.E23]*[.I23]" office:value-type="float" office:value="0.00000823876691278088" calcext:value-type="float">
            <text:p>8.23876691278088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5.ds_combo3.idays30.odays1</text:p>
          </table:table-cell>
          <table:table-cell office:value-type="float" office:value="0.0132915107533336" calcext:value-type="float">
            <text:p>0.0132915107533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4]/[.H24]" office:value-type="float" office:value="0.0287081339712919" calcext:value-type="float">
            <text:p>0.028708133971292</text:p>
          </table:table-cell>
          <table:table-cell table:formula="of:=[.E24]*[.I24]" office:value-type="float" office:value="0.000381574471387567" calcext:value-type="float">
            <text:p>0.000381574471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5.ds_combo4.idays30.odays1</text:p>
          </table:table-cell>
          <table:table-cell office:value-type="float" office:value="0.0522373653948307" calcext:value-type="float">
            <text:p>0.052237365394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25]/[.H25]" office:value-type="float" office:value="0.00956937799043062" calcext:value-type="float">
            <text:p>0.009569377990431</text:p>
          </table:table-cell>
          <table:table-cell table:formula="of:=[.E25]*[.I25]" office:value-type="float" office:value="0.000499879094687375" calcext:value-type="float">
            <text:p>0.000499879094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6.ds_combo1.idays30.odays1</text:p>
          </table:table-cell>
          <table:table-cell office:value-type="float" office:value="0.0063135176897049" calcext:value-type="float">
            <text:p>0.0063135176897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6]/[.H26]" office:value-type="float" office:value="0.0287081339712919" calcext:value-type="float">
            <text:p>0.028708133971292</text:p>
          </table:table-cell>
          <table:table-cell table:formula="of:=[.E26]*[.I26]" office:value-type="float" office:value="0.000181249311666169" calcext:value-type="float">
            <text:p>0.000181249311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6.ds_combo2.idays60.odays1</text:p>
          </table:table-cell>
          <table:table-cell office:value-type="float" office:value="0.00301952171139419" calcext:value-type="float">
            <text:p>0.003019521711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7]/[.H27]" office:value-type="float" office:value="0.00478468899521531" calcext:value-type="float">
            <text:p>0.004784688995215</text:p>
          </table:table-cell>
          <table:table-cell table:formula="of:=[.E27]*[.I27]" office:value-type="float" office:value="0.0000144474723033215" calcext:value-type="float">
            <text:p>1.44474723033215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7.ds_combo1.idays30.odays1</text:p>
          </table:table-cell>
          <table:table-cell office:value-type="float" office:value="0.00814644806087017" calcext:value-type="float">
            <text:p>0.008146448060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8]/[.H28]" office:value-type="float" office:value="0.0287081339712919" calcext:value-type="float">
            <text:p>0.028708133971292</text:p>
          </table:table-cell>
          <table:table-cell table:formula="of:=[.E28]*[.I28]" office:value-type="float" office:value="0.000233869322321632" calcext:value-type="float">
            <text:p>0.000233869322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7.ds_combo2.idays30.odays1</text:p>
          </table:table-cell>
          <table:table-cell office:value-type="float" office:value="0.00237163412384689" calcext:value-type="float">
            <text:p>0.0023716341238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9]/[.H29]" office:value-type="float" office:value="0.00478468899521531" calcext:value-type="float">
            <text:p>0.004784688995215</text:p>
          </table:table-cell>
          <table:table-cell table:formula="of:=[.E29]*[.I29]" office:value-type="float" office:value="0.0000113475316930473" calcext:value-type="float">
            <text:p>1.1347531693047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7.ds_combo3.idays60.odays1</text:p>
          </table:table-cell>
          <table:table-cell office:value-type="float" office:value="0.0127677069976926" calcext:value-type="float">
            <text:p>0.0127677069976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0]/[.H30]" office:value-type="float" office:value="0.0287081339712919" calcext:value-type="float">
            <text:p>0.028708133971292</text:p>
          </table:table-cell>
          <table:table-cell table:formula="of:=[.E30]*[.I30]" office:value-type="float" office:value="0.000366537042995959" calcext:value-type="float">
            <text:p>0.000366537042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7.ds_combo4.idays30.odays1</text:p>
          </table:table-cell>
          <table:table-cell office:value-type="float" office:value="0.0298857651650906" calcext:value-type="float">
            <text:p>0.0298857651650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1]/[.H31]" office:value-type="float" office:value="0.00956937799043062" calcext:value-type="float">
            <text:p>0.009569377990431</text:p>
          </table:table-cell>
          <table:table-cell table:formula="of:=[.E31]*[.I31]" office:value-type="float" office:value="0.000285988183397996" calcext:value-type="float">
            <text:p>0.000285988183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8.ds_combo1.idays30.odays1</text:p>
          </table:table-cell>
          <table:table-cell office:value-type="float" office:value="0.00640229089185595" calcext:value-type="float">
            <text:p>0.0064022908918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2]/[.H32]" office:value-type="float" office:value="0.0287081339712919" calcext:value-type="float">
            <text:p>0.028708133971292</text:p>
          </table:table-cell>
          <table:table-cell table:formula="of:=[.E32]*[.I32]" office:value-type="float" office:value="0.000183797824646582" calcext:value-type="float">
            <text:p>0.000183797824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8.ds_combo2.idays30.odays1</text:p>
          </table:table-cell>
          <table:table-cell office:value-type="float" office:value="0.000600609288085252" calcext:value-type="float">
            <text:p>0.000600609288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3]/[.H33]" office:value-type="float" office:value="0.00478468899521531" calcext:value-type="float">
            <text:p>0.004784688995215</text:p>
          </table:table-cell>
          <table:table-cell table:formula="of:=[.E33]*[.I33]" office:value-type="float" office:value="0.00000287372865112561" calcext:value-type="float">
            <text:p>2.8737286511256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8.ds_combo3.idays30.odays1</text:p>
          </table:table-cell>
          <table:table-cell office:value-type="float" office:value="0.00978223513811827" calcext:value-type="float">
            <text:p>0.0097822351381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4]/[.H34]" office:value-type="float" office:value="0.0287081339712919" calcext:value-type="float">
            <text:p>0.028708133971292</text:p>
          </table:table-cell>
          <table:table-cell table:formula="of:=[.E34]*[.I34]" office:value-type="float" office:value="0.000280829716883778" calcext:value-type="float">
            <text:p>0.0002808297168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8.ds_combo4.idays60.odays1</text:p>
          </table:table-cell>
          <table:table-cell office:value-type="float" office:value="0.0299786441028118" calcext:value-type="float">
            <text:p>0.0299786441028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5]/[.H35]" office:value-type="float" office:value="0.00956937799043062" calcext:value-type="float">
            <text:p>0.009569377990431</text:p>
          </table:table-cell>
          <table:table-cell table:formula="of:=[.E35]*[.I35]" office:value-type="float" office:value="0.0002868769770604" calcext:value-type="float">
            <text:p>0.00028687697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9.ds_combo1.idays60.odays1</text:p>
          </table:table-cell>
          <table:table-cell office:value-type="float" office:value="0.0070465155877173" calcext:value-type="float">
            <text:p>0.0070465155877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6]/[.H36]" office:value-type="float" office:value="0.0287081339712919" calcext:value-type="float">
            <text:p>0.028708133971292</text:p>
          </table:table-cell>
          <table:table-cell table:formula="of:=[.E36]*[.I36]" office:value-type="float" office:value="0.000202292313522985" calcext:value-type="float">
            <text:p>0.000202292313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9.ds_combo2.idays30.odays1</text:p>
          </table:table-cell>
          <table:table-cell office:value-type="float" office:value="0.00147228746209294" calcext:value-type="float">
            <text:p>0.0014722874620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7]/[.H37]" office:value-type="float" office:value="0.00478468899521531" calcext:value-type="float">
            <text:p>0.004784688995215</text:p>
          </table:table-cell>
          <table:table-cell table:formula="of:=[.E37]*[.I37]" office:value-type="float" office:value="0.00000704443761766955" calcext:value-type="float">
            <text:p>7.04443761766955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9.ds_combo3.idays60.odays1</text:p>
          </table:table-cell>
          <table:table-cell office:value-type="float" office:value="0.0114417942240834" calcext:value-type="float">
            <text:p>0.0114417942240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8]/[.H38]" office:value-type="float" office:value="0.00956937799043062" calcext:value-type="float">
            <text:p>0.009569377990431</text:p>
          </table:table-cell>
          <table:table-cell table:formula="of:=[.E38]*[.I38]" office:value-type="float" office:value="0.00010949085381898" calcext:value-type="float">
            <text:p>0.0001094908538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9.ds_combo4.idays30.odays1</text:p>
          </table:table-cell>
          <table:table-cell office:value-type="float" office:value="0.0172932259738445" calcext:value-type="float">
            <text:p>0.017293225973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9]/[.H39]" office:value-type="float" office:value="0.00956937799043062" calcext:value-type="float">
            <text:p>0.009569377990431</text:p>
          </table:table-cell>
          <table:table-cell table:formula="of:=[.E39]*[.I39]" office:value-type="float" office:value="0.000165485416017651" calcext:value-type="float">
            <text:p>0.000165485416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10.ds_combo1.idays30.odays1</text:p>
          </table:table-cell>
          <table:table-cell office:value-type="float" office:value="0.00917080324143171" calcext:value-type="float">
            <text:p>0.0091708032414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0]/[.H40]" office:value-type="float" office:value="0.0287081339712919" calcext:value-type="float">
            <text:p>0.028708133971292</text:p>
          </table:table-cell>
          <table:table-cell table:formula="of:=[.E40]*[.I40]" office:value-type="float" office:value="0.000263276648079379" calcext:value-type="float">
            <text:p>0.0002632766480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0.ds_combo2.idays30.odays7</text:p>
          </table:table-cell>
          <table:table-cell office:value-type="float" office:value="0.00164119666442275" calcext:value-type="float">
            <text:p>0.001641196664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1]/[.H41]" office:value-type="float" office:value="0.00478468899521531" calcext:value-type="float">
            <text:p>0.004784688995215</text:p>
          </table:table-cell>
          <table:table-cell table:formula="of:=[.E41]*[.I41]" office:value-type="float" office:value="0.00000785261561924761" calcext:value-type="float">
            <text:p>7.8526156192476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0.ds_combo3.idays60.odays1</text:p>
          </table:table-cell>
          <table:table-cell office:value-type="float" office:value="0.0148144559934735" calcext:value-type="float">
            <text:p>0.014814455993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2]/[.H42]" office:value-type="float" office:value="0.00956937799043062" calcext:value-type="float">
            <text:p>0.009569377990431</text:p>
          </table:table-cell>
          <table:table-cell table:formula="of:=[.E42]*[.I42]" office:value-type="float" office:value="0.000141765129124149" calcext:value-type="float">
            <text:p>0.000141765129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0.ds_combo4.idays30.odays1</text:p>
          </table:table-cell>
          <table:table-cell office:value-type="float" office:value="0.0342383645474911" calcext:value-type="float">
            <text:p>0.0342383645474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3]/[.H43]" office:value-type="float" office:value="0.00956937799043062" calcext:value-type="float">
            <text:p>0.009569377990431</text:p>
          </table:table-cell>
          <table:table-cell table:formula="of:=[.E43]*[.I43]" office:value-type="float" office:value="0.000327639852129101" calcext:value-type="float">
            <text:p>0.0003276398521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11.ds_combo1.idays30.odays1</text:p>
          </table:table-cell>
          <table:table-cell office:value-type="float" office:value="0.00688873510807753" calcext:value-type="float">
            <text:p>0.0068887351080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4]/[.H44]" office:value-type="float" office:value="0.0287081339712919" calcext:value-type="float">
            <text:p>0.028708133971292</text:p>
          </table:table-cell>
          <table:table-cell table:formula="of:=[.E44]*[.I44]" office:value-type="float" office:value="0.000197762730375431" calcext:value-type="float">
            <text:p>0.000197762730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1.ds_combo2.idays30.odays1</text:p>
          </table:table-cell>
          <table:table-cell office:value-type="float" office:value="0.000697994662914425" calcext:value-type="float">
            <text:p>0.000697994662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5]/[.H45]" office:value-type="float" office:value="0.00478468899521531" calcext:value-type="float">
            <text:p>0.004784688995215</text:p>
          </table:table-cell>
          <table:table-cell table:formula="of:=[.E45]*[.I45]" office:value-type="float" office:value="0.00000333968738236567" calcext:value-type="float">
            <text:p>3.33968738236567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1.ds_combo3.idays30.odays1</text:p>
          </table:table-cell>
          <table:table-cell office:value-type="float" office:value="0.00989098194986582" calcext:value-type="float">
            <text:p>0.0098909819498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6]/[.H46]" office:value-type="float" office:value="0.0287081339712919" calcext:value-type="float">
            <text:p>0.028708133971292</text:p>
          </table:table-cell>
          <table:table-cell table:formula="of:=[.E46]*[.I46]" office:value-type="float" office:value="0.000283951634924378" calcext:value-type="float">
            <text:p>0.000283951634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1.ds_combo4.idays60.odays1</text:p>
          </table:table-cell>
          <table:table-cell office:value-type="float" office:value="0.0242774486541748" calcext:value-type="float">
            <text:p>0.024277448654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7]/[.H47]" office:value-type="float" office:value="0.00956937799043062" calcext:value-type="float">
            <text:p>0.009569377990431</text:p>
          </table:table-cell>
          <table:table-cell table:formula="of:=[.E47]*[.I47]" office:value-type="float" office:value="0.00023232008281507" calcext:value-type="float">
            <text:p>0.0002323200828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12.ds_combo1.idays30.odays1</text:p>
          </table:table-cell>
          <table:table-cell office:value-type="float" office:value="0.00730491941794753" calcext:value-type="float">
            <text:p>0.0073049194179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8]/[.H48]" office:value-type="float" office:value="0.0287081339712919" calcext:value-type="float">
            <text:p>0.028708133971292</text:p>
          </table:table-cell>
          <table:table-cell table:formula="of:=[.E48]*[.I48]" office:value-type="float" office:value="0.000209710605299929" calcext:value-type="float">
            <text:p>0.00020971060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2.ds_combo2.idays30.odays1</text:p>
          </table:table-cell>
          <table:table-cell office:value-type="float" office:value="0.00284528476186097" calcext:value-type="float">
            <text:p>0.002845284761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9]/[.H49]" office:value-type="float" office:value="0.00478468899521531" calcext:value-type="float">
            <text:p>0.004784688995215</text:p>
          </table:table-cell>
          <table:table-cell table:formula="of:=[.E49]*[.I49]" office:value-type="float" office:value="0.00001361380268833" calcext:value-type="float">
            <text:p>1.361380268833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12.ds_combo3.idays60.odays1</text:p>
          </table:table-cell>
          <table:table-cell office:value-type="float" office:value="0.010808389633894" calcext:value-type="float">
            <text:p>0.0108083896338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0]/[.H50]" office:value-type="float" office:value="0.0287081339712919" calcext:value-type="float">
            <text:p>0.028708133971292</text:p>
          </table:table-cell>
          <table:table-cell table:formula="of:=[.E50]*[.I50]" office:value-type="float" office:value="0.00031028869762375" calcext:value-type="float">
            <text:p>0.0003102886976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12.ds_combo4.idays30.odays7</text:p>
          </table:table-cell>
          <table:table-cell office:value-type="float" office:value="0.0290876142680645" calcext:value-type="float">
            <text:p>0.0290876142680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1]/[.H51]" office:value-type="float" office:value="0.00956937799043062" calcext:value-type="float">
            <text:p>0.009569377990431</text:p>
          </table:table-cell>
          <table:table-cell table:formula="of:=[.E51]*[.I51]" office:value-type="float" office:value="0.000278350375770952" calcext:value-type="float">
            <text:p>0.0002783503757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3.ds_combo1.idays60.odays1</text:p>
          </table:table-cell>
          <table:table-cell office:value-type="float" office:value="0.00805042218416929" calcext:value-type="float">
            <text:p>0.00805042218416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2]/[.H52]" office:value-type="float" office:value="0.0287081339712919" calcext:value-type="float">
            <text:p>0.028708133971292</text:p>
          </table:table-cell>
          <table:table-cell table:formula="of:=[.E52]*[.I52]" office:value-type="float" office:value="0.000231112598588592" calcext:value-type="float">
            <text:p>0.0002311125985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8</text:p>
          </table:table-cell>
          <table:table-cell office:value-type="string" calcext:value-type="string">
            <text:p>9_I.v1.l1.ds1.l_combo13.ds_combo2.idays30.odays7</text:p>
          </table:table-cell>
          <table:table-cell office:value-type="float" office:value="0.0035101599059999" calcext:value-type="float">
            <text:p>0.003510159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53]/[.H53]" office:value-type="float" office:value="0.00478468899521531" calcext:value-type="float">
            <text:p>0.004784688995215</text:p>
          </table:table-cell>
          <table:table-cell table:formula="of:=[.E53]*[.I53]" office:value-type="float" office:value="0.0000167950234736837" calcext:value-type="float">
            <text:p>1.67950234736837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3.ds_combo3.idays30.odays1</text:p>
          </table:table-cell>
          <table:table-cell office:value-type="float" office:value="0.012811005115509" calcext:value-type="float">
            <text:p>0.0128110051155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4]/[.H54]" office:value-type="float" office:value="0.0287081339712919" calcext:value-type="float">
            <text:p>0.028708133971292</text:p>
          </table:table-cell>
          <table:table-cell table:formula="of:=[.E54]*[.I54]" office:value-type="float" office:value="0.000367780051162939" calcext:value-type="float">
            <text:p>0.000367780051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3.ds_combo4.idays30.odays1</text:p>
          </table:table-cell>
          <table:table-cell office:value-type="float" office:value="0.0323010645806789" calcext:value-type="float">
            <text:p>0.0323010645806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5]/[.H55]" office:value-type="float" office:value="0.00956937799043062" calcext:value-type="float">
            <text:p>0.009569377990431</text:p>
          </table:table-cell>
          <table:table-cell table:formula="of:=[.E55]*[.I55]" office:value-type="float" office:value="0.000309101096465827" calcext:value-type="float">
            <text:p>0.0003091010964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4.ds_combo1.idays30.odays1</text:p>
          </table:table-cell>
          <table:table-cell office:value-type="float" office:value="0.00766804069280625" calcext:value-type="float">
            <text:p>0.0076680406928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6]/[.H56]" office:value-type="float" office:value="0.0287081339712919" calcext:value-type="float">
            <text:p>0.028708133971292</text:p>
          </table:table-cell>
          <table:table-cell table:formula="of:=[.E56]*[.I56]" office:value-type="float" office:value="0.000220135139506399" calcext:value-type="float">
            <text:p>0.000220135139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4.ds_combo2.idays60.odays1</text:p>
          </table:table-cell>
          <table:table-cell office:value-type="float" office:value="0.00180210650432855" calcext:value-type="float">
            <text:p>0.001802106504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57]/[.H57]" office:value-type="float" office:value="0.00478468899521531" calcext:value-type="float">
            <text:p>0.004784688995215</text:p>
          </table:table-cell>
          <table:table-cell table:formula="of:=[.E57]*[.I57]" office:value-type="float" office:value="0.00000862251915946674" calcext:value-type="float">
            <text:p>8.62251915946674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_I_exp64</text:p>
          </table:table-cell>
          <table:table-cell office:value-type="string" calcext:value-type="string">
            <text:p>9_I.v1.l1.ds1.l_combo14.ds_combo3.idays60.odays1</text:p>
          </table:table-cell>
          <table:table-cell office:value-type="float" office:value="0.0124579584226012" calcext:value-type="float">
            <text:p>0.0124579584226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8]/[.H58]" office:value-type="float" office:value="0.0287081339712919" calcext:value-type="float">
            <text:p>0.028708133971292</text:p>
          </table:table-cell>
          <table:table-cell table:formula="of:=[.E58]*[.I58]" office:value-type="float" office:value="0.00035764473940482" calcext:value-type="float">
            <text:p>0.0003576447394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_I_exp32</text:p>
          </table:table-cell>
          <table:table-cell office:value-type="string" calcext:value-type="string">
            <text:p>9_I.v1.l1.ds1.l_combo14.ds_combo4.idays30.odays7</text:p>
          </table:table-cell>
          <table:table-cell office:value-type="float" office:value="0.0306249763816595" calcext:value-type="float">
            <text:p>0.03062497638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9]/[.H59]" office:value-type="float" office:value="0.00956937799043062" calcext:value-type="float">
            <text:p>0.009569377990431</text:p>
          </table:table-cell>
          <table:table-cell table:formula="of:=[.E59]*[.I59]" office:value-type="float" office:value="0.00029306197494411" calcext:value-type="float">
            <text:p>0.0002930619749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SUM([.G2:.G59])" office:value-type="float" office:value="209" calcext:value-type="float">
            <text:p>209</text:p>
          </table:table-cell>
          <table:table-cell table:number-columns-repeated="2"/>
          <table:table-cell table:formula="of:=SUM([.J2:.J59])" office:value-type="float" office:value="0.0120723939341444" calcext:value-type="float">
            <text:p>0.0120723939341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MIN([.E2:.E59])" office:value-type="float" office:value="0.000537885527592152" calcext:value-type="float">
            <text:p>0.000537885527592</text:p>
          </table:table-cell>
          <table:table-cell table:formula="of:=MAX([.E2:.E59])" office:value-type="float" office:value="0.0522373653948307" calcext:value-type="float">
            <text:p>0.0522373653948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48:53.667219649</dc:date>
    <meta:editing-duration>PT10M5S</meta:editing-duration>
    <meta:editing-cycles>1</meta:editing-cycles>
    <meta:document-statistic meta:table-count="1" meta:cell-count="596" meta:object-count="0"/>
    <meta:generator>LibreOffice/6.0.7.3$Linux_X86_64 LibreOffice_project/00m0$Build-3</meta:generator>
  </office:meta>
</office:document-meta>
</file>